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2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6?]</text:p>
      <text:p text:style-name="P2">Month<text:tab/><text:tab/><text:tab/><text:tab/><text:tab/><text:tab/></text:p>
      <text:p text:style-name="P2">Year<text:tab/><text:tab/><text:tab/><text:tab/><text:tab/><text:tab/>[1876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Young Men's Hebrew Association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the 1<text:span text:style-name="T2">st</text:span><text:span text:style-name="T3"> anniversary of the young men's/</text:span></text:p>
      <text:p text:style-name="P7"><text:span text:style-name="T3">Hebrew association of Philadelphia./</text:span></text:p>
      <text:p text:style-name="P6"><text:span text:style-name="T3">Ladies and Gentlemen! <text:s/></text:span><text:span text:style-name="T4">Ordinarily</text:span><text:span text:style-name="T6"> Generally, the farce concludes/ the performance. <text:s/>This evening a freak of our manager/ has made it first in order. <text:s/>I </text:span><text:span text:style-name="T7">guess</text:span><text:span text:style-name="T8"> it was done on/ purpose. <text:s/>That head-piece of his is brimful of shrewdness./ <text:s/>"Let us put the company in good humor. <text:s/>They will be/ more willing to </text:span><text:span text:style-name="T7">lend</text:span><text:span text:style-name="T8"> their ears to the serious portion of the exer-/-cises." <text:s/>So must have reasoned to himself that man </text:span><text:span text:style-name="T7">Wise</text:span><text:span text:style-name="T8">/ the </text:span><text:span text:style-name="T7">Steine</text:span><text:span text:style-name="T8">, I mean, the </text:span><text:span text:style-name="T7">Stone</text:span><text:span text:style-name="T8">, </text:span><text:span text:style-name="T5">on which</text:span><text:span text:style-name="T8"> whereon our insti-/-tution was founded about a year ago. <text:s/>I am sure he didn't/ mean any offense. <text:s/>But as he was once a child,--and he/ knows </text:span><text:span text:style-name="T5">who</text:span><text:span text:style-name="T8"> we are all children of an older growth--he/ thought he would coax us into learning. <text:s/>I remember/ well,--though nearly two score years and ten have rolled away/ since--, I remember well when a Hebrew Alphabet was/ put into my hands. <text:s/>It contained large and small letters/ printed on paste-board, upon the top part of which the picture/ of an angel figured conspicuously. <text:s/>My little eyes being in/ sympathy with that spiritual babe, caught something/ rolling out of the outstretched wings. <text:s/>I had not been/ mistaken. <text:s/>They were sugar-plumbs./</text:span></text:p>
      <text:p text:style-name="P6"><text:span text:style-name="T8"/></text:p>
      <text:p text:style-name="P6"><text:span text:style-name="T8">[Page 2]</text:span></text:p>
      <text:p text:style-name="P6"><text:span text:style-name="T8">That signet quickened my reflective organs./ <text:s/>I soon gained an acquaintance with our twenty two letters./ <text:s/>I say thus merely by way of illustration, believing that/ our manager by so oddly arranging the programme/ wished to give those who will render our entertainment/ instruction, a chance to be </text:span><text:soft-page-break/><text:span text:style-name="T8">attentively heard. <text:s/>I only/ regret that with all his reputation for sagacity, our/ friend fell into a huge error. <text:s/>He chose the wrong person/ for the play. <text:s/>I am so accustomed to public speaking/ on </text:span><text:span text:style-name="T7">grave</text:span><text:span text:style-name="T8"> subjects, that my attempt to excite a dispo-/-sition to risibility must needs a </text:span><text:span text:style-name="T7">dead</text:span><text:span text:style-name="T8"> failure. <text:s/>I/ shall not try my hand at it. <text:s/>But as I am up, and some-/-thing has preliminarily to be said, according to promise, I will relate a short/ story. <text:s/>There was once a Rabbi who held a/ high position. <text:s/>But notwithstanding his acknowledged/ abilities and good character, he did not enjoy popularity. <text:s/>The/ community thought him too austere, too jealous of his authority,/ and too unyeilding[sic!] to measures which others proposed./ <text:s/>The charges were not unfounded. <text:s/>The olden Sage asserted/ that his conduct sprang simply from a consciousness of/ his religious duties. <text:s/>But whether that was so or not, his/ brethren who judged him by the </text:span><text:span text:style-name="T5">result</text:span><text:span text:style-name="T8"> consequences of his exceeding strictness,/</text:span></text:p>
      <text:p text:style-name="P6"><text:span text:style-name="T8"/></text:p>
      <text:p text:style-name="P6"><text:span text:style-name="T8">[Page 3]</text:span></text:p>
      <text:p text:style-name="P6"><text:span text:style-name="T8">could not well suppress the antipathy entertained/ against a teacher, who </text:span><text:span text:style-name="T5">drove away the people</text:span><text:span text:style-name="T8"> repelled scholars from the/ seat of learning, rather than impel them to seek it./ <text:s/>On one occasion, when he used his power with undue severity,/ public feelings were wrought up to such a pitch, that a/ younger, but more genial Rabbi was selected to supercede/ the stern preceptor. <text:s/>The utility of that </text:span><text:span text:style-name="T5">measure decision strike of jealousy</text:span><text:span text:style-name="T8"> revolutionary movement became/ at once evident. <text:s/>Whereas formerly many had kept aloof/ from the college, now so large </text:span><text:span text:style-name="T5">became</text:span><text:span text:style-name="T8"> grew the attendance that/ an extraordinary number of benches had to be provided./ <text:s/>The day upon which the new ecclesiastical chief was/ installed into office, formed quite an epoch in the annals/ of traditional Judaism. <text:s/>Ladies &amp; Gentlemen!/ <text:s/>It is the hope of a similar result which suggested the/ literary entertainment to which you have been invited./ <text:s/>I emphatically disclaim the idea of drawing a compari-/-son between my insignificant self and Rabbi Gamliel,/ the second. <text:s/>But I have during the last twelve months,/ as </text:span><text:span text:style-name="T5">a</text:span><text:span text:style-name="T8"> presiding officer, and as a member spoken so/ repeatedly before this association, and always to very/ little purpose--owing perhaps to a lack of social ame-/-nities and of tact on my part--, that aware of my/</text:span></text:p>
      <text:p text:style-name="P6"><text:span text:style-name="T8"/></text:p>
      <text:p text:style-name="P6"><text:span text:style-name="T8">[Page 4]</text:span></text:p>
      <text:p text:style-name="P6"><text:span text:style-name="T8">incapacity to lengthen its life and give it strength,/ I heartily commend a change in the base of our operations./ <text:s/>All look confidently to other men for the concocting of useful/ plans and for a wise direction. <text:s/>My colleagues celebrated/ for their discernment and persuasive eloquence can offer them,/ and they may moreover bring the popularity enjoyed to bear/ upon the furtherance of a worthy object, which has been left/ hitherto to lag behind. <text:s/>Why shall there not be </text:span><text:span text:style-name="T5">among</text:span><text:span text:style-name="T8"> amidst/ a Jewish population of at least ten thousand an institution,/ to which our youths may be drawn for mutual improvement?/ <text:s/>A central point whence kindly influences may proceed and become/ visible in a closer intercourse among the co-heirs of the same/ Divine Law, and the possessors of the same rich literature?/ <text:s/>Where, I say, Israelites </text:span><text:span text:style-name="T5">irrespective of</text:span><text:span text:style-name="T8"> laying aside ritual differences, will/ learn to appreciate and respect one another?....But I/ am admonished to cease. <text:s/>The sharp eye of our manager is on/ me. <text:s/>Our understanding was that I would make a few intro-/-ductory remarks and retire. <text:s/>I beg his and your pardon, and/ draw quickly back, but not without extending a cordial greet-/-ing to the assemblage that has honored us with their presence,/ and wishing sincerely that the Hebrew Association of Philadelphia/ may by the exertions of prominent individuals, add lustre to/ our city, and cement the bond of union among our peopl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7T13:38:49.80</meta:creation-date>
    <meta:document-statistic meta:table-count="0" meta:image-count="0" meta:object-count="0" meta:page-count="3" meta:paragraph-count="70" meta:word-count="1041" meta:character-count="6566"/>
    <dc:date>2012-09-27T13:57:44.13</dc:date>
    <dc:creator>Penn Libraries</dc:creator>
    <meta:editing-duration>PT00H00M34S</meta:editing-duration>
    <meta:editing-cycles>1</meta:editing-cycles>
    <meta:generator>OpenOffice.org/3.2$Win32 OpenOffice.org_project/320m12$Build-9483</meta:generator>
  </office:meta>
</office:document-meta>
</file>